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officeooo:paragraph-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a79" officeooo:paragraph-rsid="001efa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14b" officeooo:paragraph-rsid="0020b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14b" officeooo:paragraph-rsid="002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4b3" officeooo:paragraph-rsid="002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3fe" officeooo:paragraph-rsid="0024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98087"/>
    </style:style>
    <style:style style:name="T5" style:family="text">
      <style:text-properties officeooo:rsid="001a4133"/>
    </style:style>
    <style:style style:name="T6" style:family="text">
      <style:text-properties officeooo:rsid="001efa79"/>
    </style:style>
    <style:style style:name="T7" style:family="text">
      <style:text-properties officeooo:rsid="0020b14b"/>
    </style:style>
    <style:style style:name="T8" style:family="text">
      <style:text-properties officeooo:rsid="0021e8b2"/>
    </style:style>
    <style:style style:name="T9" style:family="text">
      <style:text-properties officeooo:rsid="002364b3"/>
    </style:style>
    <style:style style:name="T10" style:family="text">
      <style:text-properties officeooo:rsid="00238f4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5766d"/>
    </style:style>
    <style:style style:name="T13" style:family="text">
      <style:text-properties officeooo:rsid="002579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8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 <text:span text:style-name="T4">cas B-C-2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5">Vérification triennale des comptes (RGPD)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4">Admin (envisager un traitement automatique?)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6">Effacer les comptes inactifs depuis 36 mois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10">9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4">admin sélectionne gérer les comptes → comptes inactifs → temps 36 mois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’admin <text:span text:style-name="T6">sélectionne comte inactifs → temps 36 mois (la date doit pouvoir changer si nouvelle loi ?)</text:span></text:p>
                  <text:p text:style-name="P5">2.Le système affiche la liste des utilisateurs inactifs depuis 36 mois</text:p>
                  <text:p text:style-name="P5">3. L’admin sélectionne transférer à la base d’exclusion <text:span text:style-name="T7">(ou supprimer?)</text:span></text:p>
                  <text:p text:style-name="P5">4. <text:span text:style-name="T7">Le système change le l’id des membres dans les tables de commentaires avec l’id correspondant au pseudo « anonyme »</text:span></text:p>
                  <text:p text:style-name="P7"><text:span text:style-name="T9">5</text:span>.Le système supprime <text:span text:style-name="T9">le comte </text:span>de la base (éventuellement copie dans base d’exclusion?) <text:span text:style-name="T9">avec suppression en cascade des favoris</text:span></text:p>
                  <text:p text:style-name="P6"><text:span text:style-name="T9">6</text:span>. Le système envoie un message comptes supprimés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3a. L’admin décoche des comptes pour ne pas les supprimer (l’utilisateur a manifesté son intention de rester par un autre biais) → mise à jour date de dernière activité à ce jour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suppression en base a échoué → message d’erreur, ré-affichage des comptes inactifs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8">Il n’y a plus de comptes inactifs depuis 36 mois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utilité d’une base d’exclusion quand on n’a collecté que le mail et l’IP ?</text:span></text:p>
                  <text:p text:style-name="P6">(base pour justifier qu’on a supprimé)</text:p>
                  <text:p text:style-name="P9">éventuellement conserver le pseudo pour interdire sa réutilisation ?</text:p>
                  <text:p text:style-name="P10"><text:span text:style-name="T13">Em</text:span>ailer avant suppression (la permission doit être demandée à l’inscription pour e<text:span text:style-name="T12">mailer?)</text:span></text:p>
                  <text:p text:style-name="P10"><text:span text:style-name="T11">mise à jour</text:span> : j’crois ben qu’j’entendons la base d’exclusion asteure: on garde juste les id et les pseudos <text:s/>(dans une table à part plutôt que base pour un petit site) avec la date de désinscription, on peut ainsi :</text:p>
                  <text:p text:style-name="P10">1 : prouver qu’on a bien supprimé un compte</text:p>
                  <text:p text:style-name="P10">2 : rendre non ré-utilisable le pseudo (les gens utilisent souvent le même pseudo sur plusieurs sites, ils peuvent ressentir le fait de le reprendre par <text:s/>un autre comme une usurpation)</text:p>
                  <text:p text:style-name="P10">3 : dans les tables de commentaires, au lieu d’anonymiser l’id on anonymise que le <text:span text:style-name="T13">pseudo</text:span>, et on fait passer l’id dans une autre clé qui pointe vers la table d’exclusion, pour si un enquiquineur nous demande de supprimer un de ces commentaires <text:span text:style-name="T11">après</text:span> qu’on a supprimé son compte (par exemple s’il a rentré des données perso dan son commentaire). Hugh, ça ruse de Sioux !</text:p>
                </table:table-cell>
              </table:table-row>
            </table:table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09T21:27:14.586000000</dc:date>
    <meta:editing-duration>PT39M59S</meta:editing-duration>
    <meta:editing-cycles>13</meta:editing-cycles>
    <meta:document-statistic meta:table-count="4" meta:image-count="0" meta:object-count="0" meta:page-count="2" meta:paragraph-count="33" meta:word-count="405" meta:character-count="2453" meta:non-whitespace-character-count="2079"/>
  </office:meta>
</office:document-meta>
</file>